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3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999999" draw:opacity="50%" draw:opacity-name="" draw:textarea-horizontal-align="justify" draw:textarea-vertical-align="middle" draw:auto-grow-height="false" fo:min-height="8.95cm" fo:min-width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9999"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3pt" style:font-size-asian="12pt" style:font-size-complex="12pt"/>
    </style:style>
    <style:style style:name="P10" style:family="paragraph">
      <loext:graphic-properties draw:fill="none" draw:fill-color="#ffffff"/>
      <style:text-properties fo:font-size="13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cm" svg:height="2.1cm" svg:x="1.8cm" svg:y="4.1cm">
          <text:p text:style-name="P1"><text:span text:style-name="T1">Up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2.1cm" svg:x="7.1cm" svg:y="4.1cm">
          <text:p text:style-name="P1"><text:span text:style-name="T1">OCR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2.1cm" svg:x="12.1cm" svg:y="4.1cm">
          <text:p text:style-name="P1"><text:span text:style-name="T1">Text to </text:span><text:span text:style-name="T1"><text:line-break/></text:span><text:span text:style-name="T1">Speech </text:span><text:span text:style-name="T1">Conver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cm" svg:y1="6.6cm" svg:x2="9cm" svg:y2="17.3cm">
          <text:p/>
        </draw:line>
        <draw:custom-shape draw:style-name="gr3" draw:text-style-name="P3" draw:layer="layout" svg:width="1.3cm" svg:height="9.2cm" svg:x="2.9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3cm" svg:height="9.2cm" svg:x="8.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cm" svg:y1="15.5cm" svg:x2="9cm" svg:y2="17.5cm">
          <text:p/>
        </draw:line>
        <draw:line draw:style-name="gr4" draw:text-style-name="P2" draw:layer="layout" svg:x1="4.4cm" svg:y1="7.2cm" svg:x2="8.2cm" svg:y2="7.2cm">
          <text:p/>
        </draw:line>
        <draw:line draw:style-name="gr5" draw:text-style-name="P4" draw:layer="layout" svg:x1="4.4cm" svg:y1="8cm" svg:x2="8.1cm" svg:y2="8cm">
          <text:p/>
        </draw:line>
        <draw:line draw:style-name="gr4" draw:text-style-name="P2" draw:layer="layout" svg:x1="4.4cm" svg:y1="8.9cm" svg:x2="8.2cm" svg:y2="8.9cm">
          <text:p/>
        </draw:line>
        <draw:line draw:style-name="gr4" draw:text-style-name="P2" draw:layer="layout" svg:x1="4.4cm" svg:y1="10.1cm" svg:x2="8.3cm" svg:y2="10.1cm">
          <text:p/>
        </draw:line>
        <draw:frame draw:style-name="gr6" draw:text-style-name="P6" draw:layer="layout" svg:width="5cm" svg:height="1.199cm" svg:x="4.7cm" svg:y="8.2cm">
          <draw:text-box>
            <text:p text:style-name="P5"><text:span text:style-name="T1">Select uploader</text:span></text:p>
          </draw:text-box>
        </draw:frame>
        <draw:frame draw:style-name="gr7" draw:text-style-name="P6" draw:layer="layout" svg:width="3.3cm" svg:height="0.725cm" svg:x="5.3cm" svg:y="7.275cm">
          <draw:text-box>
            <text:p text:style-name="P5"><text:span text:style-name="T1">READY</text:span></text:p>
          </draw:text-box>
        </draw:frame>
        <draw:frame draw:style-name="gr6" draw:text-style-name="P8" draw:layer="layout" svg:width="5.8cm" svg:height="1.199cm" svg:x="6.4cm" svg:y="12.601cm">
          <draw:text-box>
            <text:p text:style-name="P7"><text:span text:style-name="T2">Audio file output saved</text:span></text:p>
          </draw:text-box>
        </draw:frame>
        <draw:frame draw:style-name="gr6" draw:text-style-name="P6" draw:layer="layout" svg:width="5cm" svg:height="1.199cm" svg:x="4.6cm" svg:y="9.301cm">
          <draw:text-box>
            <text:p text:style-name="P5"><text:span text:style-name="T1">Upload image</text:span></text:p>
          </draw:text-box>
        </draw:frame>
        <draw:line draw:style-name="gr5" draw:text-style-name="P4" draw:layer="layout" svg:x1="4.5cm" svg:y1="11.1cm" svg:x2="8.1cm" svg:y2="11.1cm">
          <text:p/>
        </draw:line>
        <draw:line draw:style-name="gr4" draw:text-style-name="P2" draw:layer="layout" svg:x1="9.7cm" svg:y1="11.1cm" svg:x2="13.2cm" svg:y2="11.1cm">
          <text:p/>
        </draw:line>
        <draw:custom-shape draw:style-name="gr3" draw:text-style-name="P3" draw:layer="layout" svg:width="1.3cm" svg:height="9.2cm" svg:x="13.3cm" svg:y="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3cm" svg:height="0.725cm" svg:x="4.9cm" svg:y="10.3cm">
          <draw:text-box>
            <text:p text:style-name="P5"><text:span text:style-name="T1">Extracts text</text:span></text:p>
          </draw:text-box>
        </draw:frame>
        <draw:frame draw:style-name="gr7" draw:text-style-name="P6" draw:layer="layout" svg:width="3.3cm" svg:height="0.725cm" svg:x="10.2cm" svg:y="10.275cm">
          <draw:text-box>
            <text:p text:style-name="P5"><text:span text:style-name="T1">Sent as i/p</text:span></text:p>
          </draw:text-box>
        </draw:frame>
        <draw:line draw:style-name="gr4" draw:text-style-name="P2" draw:layer="layout" svg:x1="4.3cm" svg:y1="12.1cm" svg:x2="8.3cm" svg:y2="12.1cm">
          <text:p/>
        </draw:line>
        <draw:frame draw:style-name="gr7" draw:text-style-name="P6" draw:layer="layout" svg:width="3.3cm" svg:height="0.725cm" svg:x="4.7cm" svg:y="11.475cm">
          <draw:text-box>
            <text:p text:style-name="P5"><text:span text:style-name="T1">Feedback </text:span></text:p>
          </draw:text-box>
        </draw:frame>
        <draw:line draw:style-name="gr5" draw:text-style-name="P4" draw:layer="layout" svg:x1="4.4cm" svg:y1="13.3cm" svg:x2="13.1cm" svg:y2="13.3cm">
          <text:p/>
        </draw:line>
        <draw:line draw:style-name="gr4" draw:text-style-name="P2" draw:layer="layout" svg:x1="4.4cm" svg:y1="14.4cm" svg:x2="13cm" svg:y2="14.4cm">
          <text:p/>
        </draw:line>
        <draw:frame draw:style-name="gr7" draw:text-style-name="P6" draw:layer="layout" svg:width="3.3cm" svg:height="0.725cm" svg:x="4.8cm" svg:y="6.5cm">
          <draw:text-box>
            <text:p text:style-name="P5"><text:span text:style-name="T1">Calls System</text:span></text:p>
          </draw:text-box>
        </draw:frame>
        <draw:frame draw:style-name="gr6" draw:text-style-name="P8" draw:layer="layout" svg:width="3.6cm" svg:height="1.199cm" svg:x="7.3cm" svg:y="13.601cm">
          <draw:text-box>
            <text:p text:style-name="P7"><text:span text:style-name="T2">System close</text:span></text:p>
          </draw:text-box>
        </draw:frame>
        <draw:line draw:style-name="gr5" draw:text-style-name="P4" draw:layer="layout" svg:x1="4.5cm" svg:y1="15.7cm" svg:x2="13.2cm" svg:y2="15.7cm">
          <text:p/>
        </draw:line>
        <draw:frame draw:style-name="gr6" draw:text-style-name="P10" draw:layer="layout" svg:width="1.4cm" svg:height="1.199cm" svg:x="8.4cm" svg:y="14.8cm">
          <draw:text-box>
            <text:p text:style-name="P9"><text:span text:style-name="T2">OK</text:span><text:span text:style-name="T3"> </text:span></text:p>
          </draw:text-box>
        </draw:frame>
        <draw:line draw:style-name="gr2" draw:text-style-name="P2" draw:layer="layout" svg:x1="3.5cm" svg:y1="6.5cm" svg:x2="3.6cm" svg:y2="17.2cm">
          <text:p/>
        </draw:line>
        <draw:line draw:style-name="gr4" draw:text-style-name="P2" draw:layer="layout" svg:x1="3.6cm" svg:y1="15.4cm" svg:x2="3.6cm" svg:y2="17.4cm">
          <text:p/>
        </draw:line>
        <draw:line draw:style-name="gr4" draw:text-style-name="P2" draw:layer="layout" svg:x1="9cm" svg:y1="15.5cm" svg:x2="9cm" svg:y2="17.5cm">
          <text:p/>
        </draw:line>
        <draw:line draw:style-name="gr4" draw:text-style-name="P2" draw:layer="layout" svg:x1="9cm" svg:y1="15.5cm" svg:x2="9cm" svg:y2="17.5cm">
          <text:p/>
        </draw:line>
        <draw:line draw:style-name="gr2" draw:text-style-name="P2" draw:layer="layout" svg:x1="14cm" svg:y1="6.6cm" svg:x2="14.1cm" svg:y2="17.3cm">
          <text:p/>
        </draw:line>
        <draw:line draw:style-name="gr4" draw:text-style-name="P2" draw:layer="layout" svg:x1="14.1cm" svg:y1="15.5cm" svg:x2="14.1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22:42:32.647835987</meta:creation-date>
    <dc:date>2018-03-15T23:09:36.231229740</dc:date>
    <meta:editing-duration>PT6M20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